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QQParser.parse( QualityQuery qq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QQParser.SimpleQQParser( String qqName , String indexFiel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